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system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.0312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" style:parent-style-name="TableContents" style:family="paragraph">
      <style:text-properties fo:language="ru" fo:country="RU"/>
    </style:style>
    <style:style style:name="TableCell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" style:parent-style-name="TableContents" style:family="paragraph">
      <style:text-properties fo:language="ru" fo:country="RU"/>
    </style:style>
    <style:style style:name="TableCell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" style:parent-style-name="TableContents" style:family="paragraph">
      <style:text-properties fo:language="ru" fo:country="RU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ableCell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text-properties fo:language="ru" fo:country="RU"/>
    </style:style>
    <style:style style:name="TableCell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text-properties fo:language="ru" fo:country="RU"/>
    </style:style>
    <style:style style:name="TableCell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5" style:parent-style-name="TableContents" style:family="paragraph">
      <style:text-properties fo:font-weight="bold" style:font-weight-asian="bold" style:font-weight-complex="bold" fo:language="ru" fo:country="RU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88" style:parent-style-name="Основнойшрифтабзаца" style:family="text">
      <style:text-properties fo:language="ru" fo:country="RU"/>
    </style:style>
    <style:style style:name="TableCell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ableRow97" style:family="table-row">
      <style:table-row-properties style:min-row-height="0.4055in"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ableCell1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3" style:parent-style-name="TableContents" style:family="paragraph">
      <style:text-properties fo:language="ru" fo:country="RU"/>
    </style:style>
    <style:style style:name="TableCell1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5" style:parent-style-name="TableContents" style:family="paragraph">
      <style:text-properties fo:language="ru" fo:country="RU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ableCell1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128" style:parent-style-name="Основнойшрифтабзаца" style:family="text">
      <style:text-properties fo:language="ru" fo:country="RU"/>
    </style:style>
    <style:style style:name="T129" style:parent-style-name="Основнойшрифтабзаца" style:family="text">
      <style:text-properties fo:language="ru" fo:country="RU"/>
    </style:style>
    <style:style style:name="T130" style:parent-style-name="Основнойшрифтабзаца" style:family="text">
      <style:text-properties fo:language="ru" fo:country="RU"/>
    </style:style>
    <style:style style:name="T131" style:parent-style-name="Основнойшрифтабзаца" style:family="text">
      <style:text-properties fo:language="ru" fo:country="RU"/>
    </style:style>
    <style:style style:name="T132" style:parent-style-name="Основнойшрифтабзаца" style:family="text">
      <style:text-properties fo:language="ru" fo:country="RU"/>
    </style:style>
    <style:style style:name="T133" style:parent-style-name="Основнойшрифтабзаца" style:family="text">
      <style:text-properties fo:language="ru" fo:country="RU"/>
    </style:style>
    <style:style style:name="P134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Капотюк Георгий Витальевич</text:p>
          </table:table-cell>
        </table:table-row>
        <table:table-row table:style-name="TableRow10">
          <table:table-cell table:style-name="TableCell11" table:number-columns-spanned="2">
            <text:p text:style-name="P12">Javascript</text:p>
          </table:table-cell>
          <table:covered-table-cell/>
        </table:table-row>
        <table:table-row table:style-name="TableRow13">
          <table:table-cell table:style-name="TableCell14">
            <text:p text:style-name="P15">В чем разница между операторами "=="<text:s/>и "==="?</text:p>
          </table:table-cell>
          <table:table-cell table:style-name="TableCell16">
            <text:p text:style-name="P17">Оператор<text:s/>“===”<text:s/>проводит строгое сравнение, <text:s/>т.е. сравнение не только по значению, но и по типу данных.</text:p>
          </table:table-cell>
        </table:table-row>
        <table:table-row table:style-name="TableRow18">
          <table:table-cell table:style-name="TableCell19">
            <text:p text:style-name="P20">Что такое область видимости (Scope)?</text:p>
          </table:table-cell>
          <table:table-cell table:style-name="TableCell21">
            <text:p text:style-name="TableContents">Scope<text:span text:style-name="T22"><text:s/>–<text:s/></text:span><text:span text:style-name="T23">это область кода, в которой определенная переменная может быть дост</text:span><text:span text:style-name="T24">упна</text:span></text:p>
          </table:table-cell>
        </table:table-row>
        <table:table-row table:style-name="TableRow25">
          <table:table-cell table:style-name="TableCell26">
            <text:p text:style-name="P27"><text:s/>В каких ситуациях следует использовать ключевые слова let и const?</text:p>
          </table:table-cell>
          <table:table-cell table:style-name="TableCell28">
            <text:p text:style-name="TableContents"><text:span text:style-name="T29">Ключевое слово<text:s/></text:span>let<text:span text:style-name="T30"><text:s/></text:span><text:span text:style-name="T31">следует использовать, когда мы точно уверены, что значение переменной должно меняться (например, счетчик в цикле). В остальных случаях следует использовать<text:s/></text:span>const.</text:p>
          </table:table-cell>
        </table:table-row>
        <table:table-row table:style-name="TableRow32">
          <table:table-cell table:style-name="TableCell33">
            <text:p text:style-name="P34">Что такое прототип объекта?</text:p>
          </table:table-cell>
          <table:table-cell table:style-name="TableCell35">
            <text:p text:style-name="P36">Прототип объекта<text:s/>–<text:s/>это<text:s/>некий шаблон, от которого экземпляр объекта наследует методы и свойства.<text:s/></text:p>
          </table:table-cell>
        </table:table-row>
        <table:table-row table:style-name="TableRow37">
          <table:table-cell table:style-name="TableCell38">
            <text:p text:style-name="TableContents"><text:span text:style-name="T39">Какое значение имеет<text:s/></text:span>this<text:span text:style-name="T40">?</text:span></text:p>
          </table:table-cell>
          <table:table-cell table:style-name="TableCell41">
            <text:p text:style-name="TableContents"><text:span text:style-name="T42">Значение<text:s/></text:span>this<text:span text:style-name="T43"><text:s/></text:span><text:span text:style-name="T44">не является статическим и зависит от окружения</text:span><text:span text:style-name="T45">, в котором вызвана функция</text:span><text:span text:style-name="T46">. Для обычных функций оно имеет значение объекта<text:s/></text:span>window<text:span text:style-name="T47"><text:s/></text:span><text:span text:style-name="T48">(без<text:s/></text:span>strict<text:span text:style-name="T49">-</text:span><text:span text:style-name="T50">режима),<text:s/></text:span><text:span text:style-name="T51"><text:s/></text:span><text:span text:style-name="T52">Стрело</text:span><text:span text:style-name="T53">чные функции</text:span><text:span text:style-name="T54"><text:s/>не имеют своего значения<text:s/></text:span>this<text:span text:style-name="T55"><text:s/></text:span><text:span text:style-name="T56">и берут родительское. У объектов<text:s/></text:span>this<text:span text:style-name="T57"><text:s/></text:span><text:span text:style-name="T58">указывает на этот объект</text:span></text:p>
          </table:table-cell>
        </table:table-row>
        <table:table-row table:style-name="TableRow59">
          <table:table-cell table:style-name="TableCell60">
            <text:p text:style-name="P61">Какими способами можно клонировать объект?</text:p>
          </table:table-cell>
          <table:table-cell table:style-name="TableCell62">
            <text:p text:style-name="TableContents"><text:span text:style-name="T63">Объект можно клонировать с помощью метода<text:s/></text:span>Object<text:span text:style-name="T64">.</text:span>assign<text:span text:style-name="T65">,<text:s/></text:span><text:span text:style-name="T66">через<text:s/></text:span>spread<text:span text:style-name="T67">-</text:span><text:span text:style-name="T68">оператор (</text:span><text:span text:style-name="T69">{…</text:span>obj<text:span text:style-name="T70">}),<text:s/></text:span><text:span text:style-name="T71">с помощью комбинации<text:s/></text:span>JSON<text:span text:style-name="T72">.</text:span>stringify<text:span text:style-name="T73"><text:s/>-&gt;<text:s/></text:span>JSON<text:span text:style-name="T74">.</text:span>parse<text:span text:style-name="T75">.<text:s/></text:span><text:span text:style-name="T76">Данные способы работают для объектов без вложенных объектных сущностей.</text:span></text:p>
          </table:table-cell>
        </table:table-row>
        <table:table-row table:style-name="TableRow77">
          <table:table-cell table:style-name="TableCell78">
            <text:p text:style-name="P79">Что такое XMLHttpRequest и<text:s/>зачем он нужен?</text:p>
          </table:table-cell>
          <table:table-cell table:style-name="TableCell80">
            <text:p text:style-name="TableContents"><text:span text:style-name="T81">Это специализированный объект, с помощью которого можно сделать запросы</text:span><text:span text:style-name="T82">. Данный способ запросов устарел, вместо него используют<text:s/></text:span>fetch API</text:p>
          </table:table-cell>
        </table:table-row>
        <table:table-row table:style-name="TableRow83">
          <table:table-cell table:style-name="TableCell84" table:number-columns-spanned="2">
            <text:p text:style-name="P85">Разное</text:p>
          </table:table-cell>
          <table:covered-table-cell/>
        </table:table-row>
        <table:table-row table:style-name="TableRow86">
          <table:table-cell table:style-name="TableCell87">
            <text:p text:style-name="TableContents"><text:span text:style-name="T88">Что такое<text:s/></text:span>cookies?</text:p>
          </table:table-cell>
          <table:table-cell table:style-name="TableCell89">
            <text:p text:style-name="TableContents">Cookies<text:span text:style-name="T90"><text:s/>–<text:s/></text:span><text:span text:style-name="T91">это<text:s/></text:span><text:span text:style-name="T92">небольшо</text:span><text:span text:style-name="T93">й фрагмент данных, сгенерированные сайтами, которые</text:span><text:span text:style-name="T94"><text:s/>хранят</text:span><text:span text:style-name="T95">ся</text:span><text:span text:style-name="T96"><text:s/>на стороне клиента</text:span></text:p>
          </table:table-cell>
        </table:table-row>
        <table:table-row table:style-name="TableRow97">
          <table:table-cell table:style-name="TableCell98">
            <text:p text:style-name="TableContents"><text:span text:style-name="T99">В чем разница между<text:s/></text:span>padding<text:span text:style-name="T100"><text:s/></text:span><text:span text:style-name="T101">и<text:s/></text:span>margin<text:span text:style-name="T102">?</text:span></text:p>
          </table:table-cell>
          <table:table-cell table:style-name="TableCell103">
            <text:p text:style-name="TableContents">Padding<text:span text:style-name="T104"><text:s/>–<text:s/></text:span><text:span text:style-name="T105">это внутренн</text:span><text:span text:style-name="T106">ие отступы, позволяющие создать пространство между границами<text:s/></text:span>border<text:span text:style-name="T107"><text:s/></text:span><text:span text:style-name="T108">и контентом.<text:s/></text:span>Margin<text:span text:style-name="T109"><text:s/>–<text:s/></text:span><text:span text:style-name="T110">это внешние отступы, позволяющие создать пространство вокруг элемента за пределами<text:s/></text:span>border</text:p>
          </table:table-cell>
        </table:table-row>
        <table:table-row table:style-name="TableRow111">
          <table:table-cell table:style-name="TableCell112">
            <text:p text:style-name="P113">Что такое сессии и зачем они используются?</text:p>
          </table:table-cell>
          <table:table-cell table:style-name="TableCell114">
            <text:p text:style-name="P115">Сессия – это механизм, позволяющий<text:s/>сохранять данные на сервере, чтобы они могли быть получены и использованы в течение некоторого срока времени.<text:s/></text:p>
          </table:table-cell>
        </table:table-row>
        <table:table-row table:style-name="TableRow116">
          <table:table-cell table:style-name="TableCell117">
            <text:p text:style-name="TableContents"><text:span text:style-name="T118">Опишите что будет происходить «под капотом» после ввода адреса сайта в браузере и нажатия<text:s/></text:span>Enter<text:span text:style-name="T119">?</text:span></text:p>
          </table:table-cell>
          <table:table-cell table:style-name="TableCell120">
            <text:p text:style-name="TableContents"><text:span text:style-name="T121">После ввода<text:s/></text:span>url<text:span text:style-name="T122"><text:s/></text:span><text:span text:style-name="T123">браузер обращается к<text:s/></text:span>DNS<text:span text:style-name="T124">-</text:span><text:span text:style-name="T125">серверу, который определяет<text:s/></text:span>ip<text:span text:style-name="T126">-</text:span><text:span text:style-name="T127">адрес сервера по домену. Как только браузер узнал<text:s/></text:span>ip<text:span text:style-name="T128">-адрес сервера, устанавливается<text:s/></text:span>TCP<text:span text:style-name="T129">-соединение.<text:s/></text:span><text:span text:style-name="T130">Далее браузер отпраляет<text:s/></text:span>HTTP<text:span text:style-name="T131">-</text:span><text:span text:style-name="T132">запрос<text:s/></text:span><text:soft-page-break/><text:span text:style-name="T133">серверу, чтобы получить от него контент сайта. После обработки запроса сервера отправляет ответ браузер, после получения которого браузер обрабатывает его и рендерит полученный контент.</text:span></text:p>
          </table:table-cell>
        </table:table-row>
      </table:table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system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Подзаголовок" style:display-name="Подзаголовок" style:family="paragraph" style:parent-style-name="Название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creator>Георигй Кап</dc:creator>
    <meta:creation-date>2017-10-20T23:40:00Z</meta:creation-date>
    <dc:date>2023-09-03T19:57:00Z</dc:date>
    <meta:template xlink:href="Normal.dotm" xlink:type="simple"/>
    <meta:editing-cycles>8</meta:editing-cycles>
    <meta:editing-duration>PT8520S</meta:editing-duration>
    <meta:document-statistic meta:page-count="2" meta:paragraph-count="5" meta:word-count="383" meta:character-count="2566" meta:row-count="18" meta:non-whitespace-character-count="2188"/>
  </office:meta>
</office:document-meta>
</file>